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6000000161F98502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ist_20_1"/>
    <style:style style:name="P4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pen SCADA system — OpenSCADA 0.8.0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1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8.0.pdf">file</text:a></text:p>
      <text:p text:style-name="Text_20_body"><text:a xlink:type="simple" xlink:href="http://wiki.oscada.org/HomePageEn/Function" office:name="!.function">Characterizations and demands</text:a> — <draw:frame draw:style-name="fr1" draw:name="Графічний об'єкт29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file</text:a></text:p>
      <text:h text:style-name="Heading_20_2" text:outline-level="2">Main system documents</text:h>
      <text:p text:style-name="Text_20_body">Main document about OpenSCADA system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Terms" office:name="!.terms">Terms and abbreviation</text:a> — <draw:frame draw:style-name="fr1" draw:name="Графічний об'єкт50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 — <draw:frame draw:style-name="fr1" draw:name="Графічний об'єкт51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file</text:a></text:p>
      <text:p text:style-name="Text_20_body"><text:a xlink:type="simple" xlink:href="http://wiki.oscada.org/HomePageEn/Doc/ModuleBuild?v=pbm" office:name="!.modulebuild">Manual for the creation of modules for OpenSCADA</text:a> — <draw:frame draw:style-name="fr1" draw:name="Графічний об'єкт56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moduleCreation.pdf">file</text:a></text:p>
      <text:p text:style-name="Text_20_body"><text:a xlink:type="simple" xlink:href="http://wiki.oscada.org/HomePageEn/Doc/CrashReport" office:name="!.crashreport">Guide to localize crashes and to report about them</text:a> — <draw:frame draw:style-name="fr1" draw:name="Графічний об'єкт52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report.pdf">file</text:a></text:p>
      <text:h text:style-name="Heading_20_2" text:outline-level="2">User API libraries</text:h>
      <text:list xml:id="list1251082590" text:style-name="List_20_1">
        <text:list-item>
          <text:p text:style-name="P3"><text:a xlink:type="simple" xlink:href="http://wiki.oscada.org/HomePageEn/Doc/ProgrammManual#h946-1">User API of the OpenSCADA core object model</text:a> — <draw:frame draw:style-name="fr1" draw:name="Графический объект1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AboutOpenSCADA.pdf#page=74">file</text:a>:</text:p>
          <text:list>
            <text:list-item>
              <text:p text:style-name="P3"><text:a xlink:type="simple" xlink:href="http://wiki.oscada.org/HomePageEn/Doc/JavaLikeCalc#h867-11" office:name="!.javalikecalc">User object API of language JavaLikeCalc.JavaScript</text:a> — <draw:frame draw:style-name="fr1" draw:name="Графический объект2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DAQ.JavaLikeCalc.pdf#page=7">file</text:a></text:p>
            </text:list-item>
            <text:list-item>
              <text:p text:style-name="P3"><text:a xlink:type="simple" xlink:href="http://wiki.oscada.org/HomePageEn/Doc/VCAEngine#h887-23" office:name="!.vcaengine">User object API of the visual control area engine</text:a> — <draw:frame draw:style-name="fr1" draw:name="Графический объект3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UI.VCAEngine.pdf#page=38">file</text:a></text:p>
            </text:list-item>
          </text:list>
        </text:list-item>
        <text:list-item>
          <text:p text:style-name="P3"><text:a xlink:type="simple" xlink:href="http://wiki.oscada.org/HomePageEn/Using/APIFunctionLibs" office:name=".homepageen.using.apifunctionlibs">API functions library of the OpenSCADA object model</text:a>:</text:p>
          <text:list>
            <text:list-item>
              <text:p text:style-name="P3"><text:a xlink:type="simple" xlink:href="http://wiki.oscada.org/HomePageEn/Doc/FLibComplex1" office:name="!.flibcomplex1">The library of functions compatible with SCADA Complex1 of the firm Ltd SIC "DIYA"</text:a> — <draw:frame draw:style-name="fr1" draw:name="Графический объект4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3"><text:a xlink:type="simple" xlink:href="http://wiki.oscada.org/HomePageEn/Doc/FLibMath" office:name="!.flibmath">The library of standard mathematical functions</text:a> — <draw:frame draw:style-name="fr1" draw:name="Графический объект5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3"><text:a xlink:type="simple" xlink:href="http://wiki.oscada.org/HomePageEn/Doc/FLibSYS" office:name="!.flibsys">The library of system API of user programming area</text:a> — <draw:frame draw:style-name="fr1" draw:name="Графический объект6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3"><text:a xlink:type="simple" xlink:href="http://wiki.oscada.org/HomePageEn/Using/APIFunctionLibs/TechApp" office:name=".homepageen.using.apifunctionlibs.techapp">Library of models of technological devices</text:a> — <draw:frame draw:style-name="fr1" draw:name="Графический объект7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Lib.TechApp.pdf">file</text:a></text:p>
            </text:list-item>
          </text:list>
        </text:list-item>
      </text:list>
      <text:h text:style-name="Heading_20_2" text:outline-level="2"><text:a xlink:type="simple" xlink:href="http://wiki.oscada.org/HomePageEn/Using/GraphicElementsLibraries?v=1cy0" office:name=".homepageen.using.graphicelementslibraries">Graphic Elements' libraries of the OpenSCADA system</text:a></text:h>
      <text:list xml:id="list826958691" text:continue-numbering="true" text:style-name="List_20_1">
        <text:list-item>
          <text:p text:style-name="P3"><text:a xlink:type="simple" xlink:href="http://wiki.oscada.org/HomePageEn/Using/GraphicElementsLibraries/MainElements?v=6gz" office:name=".homepageen.using.graphicelementslibraries.mainelements">Main elements library of the user interface</text:a> — <draw:frame draw:style-name="fr1" draw:name="Графічний об'єкт53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ain.pdf">file</text:a></text:p>
        </text:list-item>
        <text:list-item>
          <text:p text:style-name="P3"><text:a xlink:type="simple" xlink:href="http://wiki.oscada.org/HomePageEn/Using/GraphicElementsLibraries/MnemoElements?v=1byg" office:name=".homepageen.using.graphicelementslibraries.mnemoelements">Mnemonic elements library of the user interface</text:a> — <draw:frame draw:style-name="fr1" draw:name="Графічний об'єкт54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WLib.MnEls.pdf">file</text:a></text:p>
        </text:list-item>
        <text:list-item>
          <text:p text:style-name="P3"><text:a xlink:type="simple" xlink:href="http://wiki.oscada.org/HomePageEn/Using/GraphicElementsLibraries/ElectroElements" office:name=".homepageen.using.graphicelementslibraries.electroelements">Electrical elements library of the user interface</text:a> — <draw:frame draw:style-name="fr1" draw:name="Графічний об'єкт55" text:anchor-type="as-char" svg:y="-0.365cm" svg:width="0.501cm" svg:height="0.519cm" draw:z-index="61"><draw:image xlink:href="Pictures/1000020100000016000000161F98502B.png" xlink:type="simple" xlink:show="embed" xlink:actuate="onLoad"/></draw:frame><text:a xlink:type="simple" xlink:href="../WLib.ElEls.pdf">file</text:a></text:p>
        </text:list-item>
      </text:list>
      <text:h text:style-name="Heading_20_2" text:outline-level="2">Documents to OpenSCADA modules</text:h>
      <text:list xml:id="list129841219" text:style-name="L1">
        <text:list-item>
          <text:p text:style-name="P2">Subsystem "Archives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2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2"><text:soft-page-break/>Subsystem "Data bases (DB)":</text:p>
          <text:list>
            <text:list-item>
              <text:p text:style-name="P2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BD.DBF.pdf">file</text:a></text:p>
            </text:list-item>
            <text:list-item>
              <text:p text:style-name="P2"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BD.MySQL.pdf">file</text:a></text:p>
            </text:list-item>
            <text:list-item>
              <text:p text:style-name="P2"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BD.SQLite.pdf">file</text:a></text:p>
            </text:list-item>
            <text:list-item>
              <text:p text:style-name="P2"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BD.FireBird.pdf">file</text:a></text:p>
            </text:list-item>
            <text:list-item>
              <text:p text:style-name="P2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BD.PostgreSQL.pdf">file</text:a></text:p>
            </text:list-item>
          </text:list>
        </text:list-item>
        <text:list-item>
          <text:p text:style-name="P2">Subsystem "Data acquisition (DAQ)":</text:p>
          <text:list>
            <text:list-item>
              <text:p text:style-name="P2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2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2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2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2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2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2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2"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2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2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2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2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2"><text:a xlink:type="simple" xlink:href="http://wiki.oscada.org/HomePageEn/Doc/BFN" office:name="!.bfn">BFN</text:a> — <draw:frame draw:style-name="fr1" draw:name="Графічний об'єкт2" text:anchor-type="as-char" svg:y="-0.365cm" svg:width="0.501cm" svg:height="0.519cm" draw:z-index="62"><draw:image xlink:href="Pictures/1000020100000016000000161F98502B.png" xlink:type="simple" xlink:show="embed" xlink:actuate="onLoad"/></draw:frame><text:a xlink:type="simple" xlink:href="../Modules/DAQ.BFN.pdf">file</text:a></text:p>
            </text:list-item>
          </text:list>
        </text:list-item>
        <text:list-item>
          <text:p text:style-name="P2">Subsystem "Transports":</text:p>
          <text:list>
            <text:list-item>
              <text:p text:style-name="P2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2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2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2">Subsystem "Transport protocols":</text:p>
          <text:list>
            <text:list-item>
              <text:p text:style-name="P2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2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2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2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2">Subsystem "Special":</text:p>
          <text:list>
            <text:list-item>
              <text:p text:style-name="P2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2">Subsystem "User interfaces":</text:p>
          <text:list>
            <text:list-item>
              <text:p text:style-name="P2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2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2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2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2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2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2"><text:soft-page-break/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2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User.pdf">file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91cm" fo:margin-bottom="1.326cm" fo:margin-left="2cm" fo:margin-right="1.11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4-06-14T20:41:37</dc:date>
    <meta:editing-duration>PT5H21M32S</meta:editing-duration>
    <meta:editing-cycles>38</meta:editing-cycles>
    <meta:generator>LibreOffice/3.6$Linux_x86 LibreOffice_project/360m1$Build-2</meta:generator>
    <meta:document-statistic meta:table-count="0" meta:image-count="63" meta:object-count="0" meta:page-count="3" meta:paragraph-count="78" meta:word-count="500" meta:character-count="2662" meta:non-whitespace-character-count="2236"/>
  </office:meta>
</office:document-meta>
</file>